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droid sans" fo:font-size="14.000000000000000pt" style:font-family-generic="roman" style:font-pitch="variable"/>
    </style:style>
    <style:style style:name="P1" style:family="paragraph">
      <style:paragraph-properties fo:margin-left="0.000000000000000pt"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800ff" svg:stroke-linecap="butt" svg:stroke-opacity="1" svg:stroke-width="1.66032000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800ff" svg:stroke-linecap="butt" svg:stroke-opacity="1" svg:stroke-width="1.660320000000000pt"/>
    </style:style>
    <style:style style:name="gr4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ff0000" svg:stroke-linecap="butt" svg:stroke-opacity="1" svg:stroke-width="1.660320000000000pt"/>
    </style:style>
    <style:style style:name="gr5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1.440000000000000pt"/>
    </style:style>
    <style:style style:name="gr6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1.440000000000000pt"/>
    </style:style>
    <style:style style:name="gr7" style:family="graphic">
      <style:graphic-properties draw:fill="none" draw:marker-end="Arrow_20concave" draw:marker-end-center="false" draw:marker-end-width="10.00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8" style:family="graphic">
      <style:graphic-properties draw:fill="none" draw:marker-start="Arrow_20concave" draw:marker-start-center="false" draw:marker-start-width="10.00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2.880000000000000pt"/>
    </style:style>
    <style:style style:name="gr10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2.880000000000000pt"/>
    </style:style>
    <style:style style:name="gr11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1.660320000000000pt"/>
    </style:style>
    <style:style style:name="gr12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378756" svg:stroke-linecap="butt" svg:stroke-opacity="1" svg:stroke-width="1.660320000000000pt"/>
    </style:style>
    <style:style style:name="gr13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4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5" style:family="graphic">
      <style:graphic-properties calligra:shadow-blur-radius="7.92pt" draw:fill="none" draw:shadow="hidden" draw:shadow-color="#000000" draw:shadow-offset-x="5.60029pt" draw:shadow-offset-y="5.60029pt" draw:shadow-opacity="75.2941%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16" style:family="graphic">
      <style:graphic-properties calligra:shadow-blur-radius="7.92pt" draw:fill="none" draw:shadow="hidden" draw:shadow-color="#000000" draw:shadow-offset-x="5.60029pt" draw:shadow-offset-y="5.60029pt" draw:shadow-opacity="75.2941%" draw:stroke="none" fo:margin="0.000000000000000pt" style:wrap="biggest" style:wrap-contour="false" style:wrap-dynamic-threshold="0.000000000000000pt"/>
    </style:style>
    <style:style style:name="gr17" style:family="graphic">
      <style:graphic-properties draw:fill="solid" draw:fill-color="#ff0000" draw:opacity="58.8235%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380320000000000pt"/>
    </style:style>
    <style:style style:name="gr18" style:family="graphic">
      <style:graphic-properties draw:fill="solid" draw:fill-color="#378756" draw:opacity="53.3333%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380320000000000pt"/>
    </style:style>
    <style:style style:name="gr19" style:family="graphic">
      <style:graphic-properties draw:fill="solid" draw:fill-color="#1d74fd" draw:opacity="57.6471%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380320000000000pt"/>
    </style:style>
    <style:style style:name="gr20" style:family="graphic">
      <style:graphic-properties draw:fill="none" draw:marker-end="Circle" draw:marker-end-center="false" draw:marker-end-width="10.663951740000000pt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21" style:family="graphic">
      <style:graphic-properties draw:fill="none" draw:stroke="none" draw:textarea-horizontal-align="center" draw:textarea-vertical-align="top" fo:margin="0.000000000000000pt" style:wrap="biggest" style:wrap-contour="false" style:wrap-dynamic-threshold="0.000000000000000pt" svg:fill-rule="evenodd"/>
    </style:style>
    <style:style style:name="gr22" style:family="graphic">
      <style:graphic-properties draw:fill="none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  <draw:layer draw:name="hlight"/>
        </draw:layer-set>
        <draw:g draw:style-name="gr1" xml:id="shape-1" draw:id="shape-1" svg:y="138.62300310543pt">
          <draw:ellipse draw:style-name="gr2" xml:id="shape-2" draw:id="shape-2" draw:layer="" svg:width="31.93456051328pt" svg:height="31.93456051328pt" svg:x="302.83417466169pt" svg:y="140.2833231054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" draw:id="shape-3" draw:layer="" svg:width="31.93456051328pt" svg:height="31.93456051328pt" svg:x="302.83417466169pt" svg:y="140.2833231054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" draw:id="shape-4" svg:y="218.50525875547pt">
          <draw:ellipse draw:style-name="gr4" xml:id="shape-5" draw:id="shape-5" draw:layer="" svg:width="31.93456051328pt" svg:height="31.93456051328pt" svg:x="173.78499487517pt" svg:y="220.16557875547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4" xml:id="shape-6" draw:id="shape-6" draw:layer="" svg:width="31.93456051328pt" svg:height="31.93456051328pt" svg:x="173.78499487517pt" svg:y="220.16557875547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7" draw:id="shape-7" svg:y="241.20773423419pt">
          <draw:ellipse draw:style-name="gr5" xml:id="shape-8" draw:id="shape-8" draw:layer="" svg:width="31.93456051328pt" svg:height="31.93456051328pt" svg:x="240.24235452681pt" svg:y="242.6477342341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6" xml:id="shape-9" draw:id="shape-9" draw:layer="" svg:width="31.93456051328pt" svg:height="31.93456051328pt" svg:x="240.24235452681pt" svg:y="242.6477342341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7" xml:id="shape-10" draw:id="shape-10" draw:layer="" draw:type="line" draw:start-shape="shape-11" draw:start-glue-point="4" draw:end-shape="shape-5" draw:end-glue-point="0" svg:d="M29.982 0L0 79.8823" svg:viewBox="0 0 30 80">
          <draw:glue-point draw:id="4" svg:x="50%" svg:y="-50%"/>
        </draw:connector>
        <draw:connector draw:style-name="gr7" xml:id="shape-12" draw:id="shape-12" draw:layer="" draw:type="line" draw:start-shape="shape-13" draw:start-glue-point="4" draw:end-shape="shape-9" draw:end-glue-point="0" svg:d="M0 -5.68434e-14L2.56416 47.2462" svg:viewBox="0 0 3 47"/>
        <draw:connector draw:style-name="gr8" xml:id="shape-14" draw:id="shape-14" draw:layer="" draw:type="line" draw:start-shape="shape-15" draw:start-glue-point="0" draw:end-shape="shape-13" draw:end-glue-point="4" svg:d="M46.7982 26.9255L0 0" svg:viewBox="0 0 47 27"/>
        <draw:g draw:style-name="gr1" xml:id="shape-16" draw:id="shape-16" svg:y="177.21173229976pt">
          <draw:ellipse draw:style-name="gr9" xml:id="shape-17" draw:id="shape-17" draw:layer="" svg:width="31.93456051328pt" svg:height="31.93456051328pt" draw:transform="matrix(0.89147553012 -0.45306884597 0.45306884597 0.89147553012 231.50448704532pt 188.1821286453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0" xml:id="shape-13" draw:id="shape-13" draw:layer="" svg:width="31.93456051328pt" svg:height="31.93456051328pt" draw:transform="matrix(0.89147553012 -0.45306884597 0.45306884597 0.89147553012 231.50448704532pt 188.1821286453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8" draw:id="shape-18" svg:y="216.10129238157pt">
          <draw:ellipse draw:style-name="gr11" xml:id="shape-15" draw:id="shape-15" draw:layer="" svg:width="31.93456051328pt" svg:height="31.93456051328pt" draw:transform="matrix(0.66281153149 -0.74878626705 0.74878626705 0.66281153149 289.86041975863pt 234.2830934289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2" xml:id="shape-19" draw:id="shape-19" draw:layer="" svg:width="31.93456051328pt" svg:height="31.93456051328pt" draw:transform="matrix(0.66281153149 -0.74878626705 0.74878626705 0.66281153149 289.86041975863pt 234.2830934289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7" xml:id="shape-20" draw:id="shape-20" draw:layer="" draw:type="line" draw:start-shape="shape-11" draw:start-glue-point="4" draw:end-shape="shape-13" draw:end-glue-point="0" svg:d="M2.84217e-14 0L26.0046 40.6645" svg:viewBox="0 0 26 41">
          <draw:glue-point draw:id="4" svg:x="-50%" svg:y="50%"/>
        </draw:connector>
        <draw:connector draw:style-name="gr8" xml:id="shape-21" draw:id="shape-21" draw:layer="" draw:type="line" draw:start-shape="shape-3" draw:start-glue-point="3" draw:end-shape="shape-11" draw:end-glue-point="4" svg:d="M83.0999 15.9673L2.84217e-14 0" svg:viewBox="0 0 83 16">
          <draw:glue-point draw:id="4" svg:x="-50%" svg:y="0%"/>
        </draw:connector>
        <draw:g draw:style-name="gr1" xml:id="shape-22" draw:id="shape-22" svg:y="120.98139226879pt">
          <draw:ellipse draw:style-name="gr13" xml:id="shape-11" draw:id="shape-11" draw:layer="" svg:width="31.93456051328pt" svg:height="31.93456051328pt" svg:x="203.26701655316pt" svg:y="123.8160428487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4" xml:id="shape-23" draw:id="shape-23" draw:layer="" svg:width="31.93456051328pt" svg:height="31.93456051328pt" svg:x="203.26701655316pt" svg:y="123.8160428487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15" xml:id="shape-24" draw:id="shape-24" draw:layer="hlight" svg:width="112.37846149309pt" svg:height="94.08032249044pt" svg:x="226.50705344869pt" svg:y="194.39999999998pt" svg:viewBox="0 0 112 94" svg:d="M81.6673 0C45.876 0 -41.3179 80.3035 23.0293 93.1459C62.6758 101.058 128.912 57.2706 108.593 16.7185C106.682 12.9048 104.516 10.8587 100.815 7.16507C97.6086 3.96596 86.7526 0 81.6673 0" calligra:nodeTypes="ccccc">
          <draw:glue-point draw:id="4" svg:x="0.50000000000pt" svg:y="0.50000000000pt" draw:align="center"/>
        </draw:path>
        <draw:g draw:style-name="gr16" xml:id="shape-25" draw:id="shape-25" svg:y="304.41454308112pt">
          <draw:rect draw:style-name="gr17" xml:id="shape-26" draw:id="shape-26" draw:layer="hlight" svg:width="45.39024001131pt" svg:height="38.11185522000pt" svg:x="171.00940621848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17" xml:id="shape-27" draw:id="shape-27" draw:layer="hlight" svg:width="45.39024001131pt" svg:height="38.11185522000pt" svg:x="171.00940621848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8" draw:id="shape-28" svg:y="304.41454308112pt">
          <draw:rect draw:style-name="gr18" xml:id="shape-29" draw:id="shape-29" draw:layer="hlight" svg:width="128.65234523168pt" svg:height="38.11185522000pt" svg:x="216.39964622980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18" xml:id="shape-30" draw:id="shape-30" draw:layer="hlight" svg:width="128.65234523168pt" svg:height="38.11185522000pt" svg:x="216.39964622980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1" draw:id="shape-31" svg:y="304.41454308112pt">
          <draw:rect draw:style-name="gr19" xml:id="shape-32" draw:id="shape-32" draw:layer="hlight" svg:width="56.39059378150pt" svg:height="38.11185522000pt" svg:x="345.05199146148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19" xml:id="shape-33" draw:id="shape-33" draw:layer="hlight" svg:width="56.39059378150pt" svg:height="38.11185522000pt" svg:x="345.05199146148pt" svg:y="306.79486308112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20" xml:id="shape-34" draw:id="shape-34" draw:layer="hlight" svg:width="55.06771656934pt" svg:height="168.80040729576pt" svg:x="324.18439796056pt" svg:y="157.65498469604pt" svg:viewBox="0 0 55 169" svg:d="M0 0.1791C45.0414 -3.60589 62.4523 52.6012 52.2329 168.8L52.8006 167.097" calligra:nodeTypes="ccc">
          <draw:glue-point draw:id="4" svg:x="0.50000000000pt" svg:y="0.50000000000pt" draw:align="center"/>
        </draw:path>
        <draw:path draw:style-name="gr20" xml:id="shape-35" draw:id="shape-35" draw:layer="hlight" svg:width="23.12105885611pt" svg:height="85.16227617177pt" svg:x="174.46058115775pt" svg:y="238.45437328097pt" svg:viewBox="0 0 23 85" svg:d="M14.5997 0C-22.8717 41.4456 23.6836 85.1623 23.1159 85.1623" calligra:nodeTypes="cc">
          <draw:glue-point draw:id="4" svg:x="0.50000000000pt" svg:y="0.50000000000pt" draw:align="center"/>
        </draw:path>
        <draw:path draw:style-name="gr20" xml:id="shape-36" draw:id="shape-36" draw:layer="hlight" svg:width="7.36546215033pt" svg:height="54.88003686317pt" svg:x="308.59688098943pt" svg:y="271.10050700433pt" svg:viewBox="0 0 7 55" svg:d="M0.870817 0C9.81149 15.4297 9.52122 33.723 0 54.88L2.84217e-14 54.88L0 54.88" calligra:nodeTypes="cccc">
          <draw:glue-point draw:id="4" svg:x="0.50000000000pt" svg:y="0.50000000000pt" draw:align="center"/>
        </draw:path>
        <draw:g draw:style-name="gr1" xml:id="shape-37" draw:id="shape-37" svg:y="356.01923398861pt">
          <draw:rect draw:style-name="gr21" xml:id="shape-38" draw:id="shape-38" draw:layer="hlight" svg:width="38.03365205532pt" svg:height="16.97587586877pt" svg:x="413.29532813125pt" svg:y="315.78580335468pt">
            <draw:glue-point draw:id="4" svg:x="0.50000000000pt" svg:y="0.50000000000pt" draw:align="center"/>
            <draw:glue-point draw:id="5" svg:x="0.50000000000pt" svg:y="0.50000000000pt" draw:align="center"/>
            <text:p text:style-name="P1"><text:span text:style-name="T1">file</text:span></text:p>
          </draw:rect>
          <draw:rect draw:style-name="gr22" xml:id="shape-39" draw:id="shape-39" draw:layer="hlight" svg:width="38.03365205532pt" svg:height="16.97587586877pt" svg:x="413.29532813125pt" svg:y="315.78580335468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0" draw:id="shape-40" svg:y="316.42130037031pt">
          <draw:rect draw:style-name="gr21" xml:id="shape-41" draw:id="shape-41" draw:layer="hlight" svg:width="58.50368737844pt" svg:height="16.97587586877pt" svg:x="394.66936394377pt" svg:y="185.20364655797pt">
            <draw:glue-point draw:id="4" svg:x="0.50000000000pt" svg:y="0.50000000000pt" draw:align="center"/>
            <draw:glue-point draw:id="5" svg:x="0.50000000000pt" svg:y="0.50000000000pt" draw:align="center"/>
            <text:p text:style-name="P1"><text:span text:style-name="T1">model</text:span></text:p>
          </draw:rect>
          <draw:rect draw:style-name="gr22" xml:id="shape-42" draw:id="shape-42" draw:layer="hlight" svg:width="58.50368737844pt" svg:height="16.97587586877pt" svg:x="394.66936394377pt" svg:y="185.20364655797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draw:stroke-dash draw:name="dash1" draw:distance="2.880000000000000pt" draw:dots1="1" draw:dots1-length="5.760000000000000pt" draw:style="rect"/>
    <draw:marker draw:name="Arrow_20concave" draw:display-name="Arrow concave" svg:d="M1013 1491l118 89-567-1580-564 1580 114-85 136-68 148-46 161-17 161 13 153 46z" svg:viewBox="0 0 1131 1580"/>
    <draw:marker draw:name="Circle" draw:display-name="Circle" svg:d="M462 1118l-102-29-102-51-93-72-72-93-51-102-29-102-13-105 13-102 29-106 51-102 72-89 93-72 102-50 102-34 106-9 101 9 106 34 98 50 93 72 72 89 51 102 29 106 13 102-13 105-29 102-51 102-72 93-93 72-98 51-106 29-101 13z" svg:viewBox="0 0 1131 1131"/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2</meta:generator>
    <dc:title/>
    <meta:initial-creator>Unknown</meta:initial-creator>
    <meta:editing-cycles>19</meta:editing-cycles>
    <dc:date>2015-05-28T14:15:22</dc:date>
    <meta:creation-date>2013-01-19T15:30:17</meta:creation-date>
    <dc:creator>Eric Lacombe</dc:creator>
  </office:meta>
</office:document-meta>
</file>